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#중명조" svg:font-family="#중명조" style:font-family-generic="roman"/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/>
    <style:font-face style:name="HCI Poppy" svg:font-family="'HCI Poppy'" style:font-family-generic="roman"/>
    <style:font-face style:name="HYGothic-Extra" svg:font-family="HYGothic-Extra, HY견고딕" style:font-family-generic="roman"/>
    <style:font-face style:name="HYGothic-Medium" svg:font-family="HYGothic-Medium, HY중고딕" style:font-family-generic="roman"/>
    <style:font-face style:name="HYSinMyeongJo-Medium" svg:font-family="HYSinMyeongJo-Medium, HY신명조" style:font-family-generic="roman"/>
    <style:font-face style:name="Liberation Sans" svg:font-family="'Liberation Sans'" style:font-family-generic="swiss" style:font-pitch="variable"/>
    <style:font-face style:name="Malgun Gothic" svg:font-family="'Malgun Gothic', '맑은 고딕'" style:font-family-generic="swiss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  <style:font-face style:name="산세리프" svg:font-family="산세리프" style:font-family-generic="roman"/>
    <style:font-face style:name="신명 신문명조" svg:font-family="'신명 신문명조'" style:font-family-generic="roman"/>
    <style:font-face style:name="신명 중고딕" svg:font-family="'신명 중고딕'" style:font-family-generic="roman"/>
    <style:font-face style:name="신명 태그래픽" svg:font-family="'신명 태그래픽'" style:font-family-generic="roman"/>
    <style:font-face style:name="휴먼명조" svg:font-family="휴먼명조, SimSun" style:font-family-generic="roman"/>
  </office:font-face-decls>
  <office:automatic-styles>
    <style:style style:name="P1" style:family="paragraph" style:parent-style-name="바탕글">
      <style:paragraph-properties style:snap-to-layout-grid="true"/>
    </style:style>
    <style:style style:name="P2" style:family="paragraph" style:parent-style-name="바탕글">
      <style:paragraph-properties style:snap-to-layout-grid="true"/>
      <style:text-properties style:font-name="휴먼명조" fo:font-size="13pt" fo:font-weight="bold" style:font-name-asian="휴먼명조" style:font-size-asian="13pt" style:font-weight-asian="bold" style:font-name-complex="휴먼명조" style:font-size-complex="13pt" style:font-weight-complex="bold"/>
    </style:style>
    <style:style style:name="P3" style:family="paragraph" style:parent-style-name="바탕글">
      <style:paragraph-properties style:snap-to-layout-grid="true"/>
      <style:text-properties style:font-name="휴먼명조" fo:font-size="13pt" style:font-name-asian="휴먼명조" style:font-size-asian="13pt" style:font-name-complex="휴먼명조" style:font-size-complex="13pt"/>
    </style:style>
    <style:style style:name="P4" style:family="paragraph" style:parent-style-name="바탕글">
      <style:paragraph-properties fo:text-align="center" style:justify-single-word="false" style:snap-to-layout-grid="true"/>
      <style:text-properties style:font-name="휴먼명조" fo:font-size="13pt" style:font-name-asian="휴먼명조" style:font-size-asian="13pt" style:font-name-complex="휴먼명조" style:font-size-complex="13pt"/>
    </style:style>
    <style:style style:name="P5" style:family="paragraph" style:parent-style-name="바탕글">
      <style:paragraph-properties fo:text-align="center" style:justify-single-word="false" style:snap-to-layout-grid="true"/>
    </style:style>
    <style:style style:name="P6" style:family="paragraph" style:parent-style-name="바탕글">
      <style:paragraph-properties style:snap-to-layout-grid="true"/>
      <style:text-properties fo:color="#ff0000" loext:opacity="100%" style:font-name="휴먼명조" fo:font-size="13pt" style:text-underline-style="solid" style:text-underline-width="auto" style:text-underline-color="#000000" style:font-name-asian="휴먼명조" style:font-size-asian="13pt" style:font-name-complex="휴먼명조" style:font-size-complex="13pt"/>
    </style:style>
    <style:style style:name="P7" style:family="paragraph" style:parent-style-name="바탕글">
      <style:paragraph-properties fo:line-height="130%" fo:text-align="center" style:justify-single-word="false"/>
      <style:text-properties fo:color="#ff0000" loext:opacity="100%" style:font-name="휴먼명조" fo:font-size="15pt" fo:font-weight="bold" style:font-name-asian="휴먼명조" style:font-size-asian="15pt" style:font-weight-asian="bold" style:font-name-complex="휴먼명조" style:font-size-complex="15pt" style:font-weight-complex="bold" style:text-scale="95%"/>
    </style:style>
    <style:style style:name="P8" style:family="paragraph" style:parent-style-name="바탕글">
      <style:paragraph-properties style:snap-to-layout-grid="true"/>
      <style:text-properties style:font-name="Malgun Gothic" fo:font-size="11pt" style:font-name-asian="Malgun Gothic" style:font-size-asian="11pt" style:font-name-complex="Malgun Gothic" style:font-size-complex="11pt"/>
    </style:style>
    <style:style style:name="P9" style:family="paragraph" style:parent-style-name="바탕글">
      <style:paragraph-properties style:snap-to-layout-grid="true"/>
      <style:text-properties fo:color="#0000ff" loext:opacity="100%" style:font-name="Malgun Gothic" style:font-name-asian="Malgun Gothic" style:font-name-complex="Malgun Gothic"/>
    </style:style>
    <style:style style:name="P10" style:family="paragraph" style:parent-style-name="바탕글">
      <style:paragraph-properties style:snap-to-layout-grid="true"/>
      <style:text-properties fo:color="#0000ff" loext:opacity="100%" style:font-name="휴먼명조" fo:font-size="13pt" style:font-name-asian="휴먼명조" style:font-size-asian="13pt" style:font-name-complex="휴먼명조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휴먼명조" fo:font-size="13pt" fo:font-weight="bold" style:font-name-asian="휴먼명조" style:font-size-asian="13pt" style:font-weight-asian="bold" style:font-name-complex="휴먼명조" style:font-size-complex="13pt" style:font-weight-complex="bold"/>
    </style:style>
    <style:style style:name="T3" style:family="text">
      <style:text-properties style:font-name="휴먼명조" fo:font-size="13pt" style:font-name-asian="휴먼명조" style:font-size-asian="13pt" style:font-name-complex="휴먼명조" style:font-size-complex="13pt"/>
    </style:style>
    <style:style style:name="T4" style:family="text">
      <style:text-properties fo:color="#ff0000" loext:opacity="100%" style:font-name="휴먼명조" fo:font-size="13pt" style:text-underline-style="solid" style:text-underline-width="auto" style:text-underline-color="#000000" style:font-name-asian="휴먼명조" style:font-size-asian="13pt" style:font-name-complex="휴먼명조" style:font-size-complex="13pt"/>
    </style:style>
    <style:style style:name="T5" style:family="text">
      <style:text-properties fo:color="#ff0000" loext:opacity="100%" style:font-name="휴먼명조" fo:font-size="13pt" style:font-name-asian="휴먼명조" style:font-size-asian="13pt" style:font-name-complex="휴먼명조" style:font-size-complex="13pt"/>
    </style:style>
    <style:style style:name="T6" style:family="text">
      <style:text-properties fo:color="#ff0000" loext:opacity="100%" style:font-name="휴먼명조" fo:font-size="17pt" style:font-name-asian="휴먼명조" style:font-size-asian="17pt" style:font-name-complex="휴먼명조" style:font-size-complex="17pt"/>
    </style:style>
    <style:style style:name="T7" style:family="text">
      <style:text-properties fo:color="#0000ff" loext:opacity="100%" style:font-name="Malgun Gothic" style:font-name-asian="Malgun Gothic" style:font-name-complex="Malgun Gothic"/>
    </style:style>
    <style:style style:name="T8" style:family="text">
      <style:text-properties fo:color="#0000ff" loext:opacity="100%" style:font-name="휴먼명조" fo:font-size="13pt" style:font-name-asian="휴먼명조" style:font-size-asian="13pt" style:font-name-complex="휴먼명조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정관(비영리임의단체) 예시</text:p>
      <text:p text:style-name="P2"/>
      <text:p text:style-name="P3"/>
      <text:p text:style-name="P4">제1장 총칙</text:p>
      <text:p text:style-name="P3"/>
      <text:p text:style-name="P3">제1조 (명칭) 이 단체(또는법인)의 명칭은 ‘○○○○’라 한다.</text:p>
      <text:p text:style-name="P3"/>
      <text:p text:style-name="P1"><text:span text:style-name="T3">제2조 (목적) 이 단체(또는법인)는 </text:span><text:span text:style-name="T4">참여와 나눔의 가치 아래 경제적으로 어렵고 지역사회로부터 소외된 노인 등 취약계층에게 다양한 보건복지서비스를 지원하고 일자리를 제공함으로써</text:span><text:span text:style-name="T5"> 취약계층의 삶의 질 향상에 기여함</text:span><text:span text:style-name="T3">을 목적으로 한다.</text:span></text:p>
      <text:p text:style-name="P3"/>
      <text:p text:style-name="P1"><text:span text:style-name="T3">제3조 (사업) 이 단체(또는법인)는 제2조의 목적을 달성하기 위하여 다음 각 호의 사업을 수행한다.</text:span></text:p>
      <text:p text:style-name="P1"><text:span text:style-name="T4">1. 간병 및 가사지원 서비스</text:span></text:p>
      <text:p text:style-name="P6">2. 차량이동 및 병원동행 서비스</text:p>
      <text:p text:style-name="P6">3. 건강 상담, 모니터링 및 우애서비스</text:p>
      <text:p text:style-name="P6">4. 복지용품 대여, 판매 및 관리서비스</text:p>
      <text:p text:style-name="P6">5. 기타 이 법인의 목적을 수행하기 위한 사업</text:p>
      <text:p text:style-name="P6"/>
      <text:p text:style-name="P3">제4조 (사무소의 소재지) 이 단체(또는법인)의 주사무소는 광주광역시에 두며 필요에 따라 국내, 국외에 지부를 둘 수 있다.</text:p>
      <text:p text:style-name="P3"/>
      <text:p text:style-name="P4">제2장 회원 및 임원</text:p>
      <text:p text:style-name="P3"/>
      <text:p text:style-name="P1"><text:span text:style-name="T3">제5조 (회원의 자격) 이 단체(또는 법인)의 회원은 설립취지에 동의하고 소정의 가입신청서를 제출하여 이사회(또는 운영위원회)의 승인을 얻은 자로 한다.</text:span></text:p>
      <text:p text:style-name="P9">註) 정회원, 후원회원 등으로 회원의 구분을 할 경우 총회에서 의결권을 갖는 자의 범위도 명확히 하여야 함</text:p>
      <text:p text:style-name="P10"/>
      <text:p text:style-name="P3">제6조 (회원의 권리와 의무)</text:p>
      <text:p text:style-name="P3">① 회원은 총회를 총하여 이 단체(또는 법인)의 운영에 참여할 권리를 가진다.</text:p>
      <text:p text:style-name="P3">② 회원은 본회의 정관, 규정 및 각종 회의의 의결사항을 준수하고 회비 및 제 부담금을 납부할 의무를 진다.</text:p>
      <text:p text:style-name="P3"/>
      <text:p text:style-name="P1"><text:span text:style-name="T3">제7조 (회원의 탈퇴 및 제명)</text:span></text:p>
      <text:p text:style-name="P3">① 회원은 본인의 의사에 따라 자유롭게 탈퇴할 수 있다.</text:p>
      <text:p text:style-name="P1"><text:span text:style-name="T3">② 회원이 다음 각호의 사유에 해당될 경우에는 </text:span><text:span text:style-name="T8">이사회(또는 운영위원회, 대표단)</text:span><text:span text:style-name="T3">의 의결을 거쳐 제명할 수 있다.</text:span></text:p>
      <text:p text:style-name="P3"><text:s text:c="2"/>1. 본회의 명예를 손상시키고 목적수행에 지장을 초래한 경우</text:p>
      <text:p text:style-name="P3"><text:s text:c="2"/>2. 1년 이상 회원의 의무를 준수하지 않는 자</text:p>
      <text:p text:style-name="P3"/>
      <text:p text:style-name="P3">제8조 (임원의 구성) 이 단체(또는 법인)은 다음의 임원을 둔다.</text:p>
      <text:p text:style-name="P1"><text:span text:style-name="T3">① 이사장(또는 대표, 운영위원장) 1인, 이사장(또는 대표, 운영위원장)을 포함한 이사(운영위원) 5인 이상 10인 이하, 감사 1인을 둔다.</text:span></text:p>
      <text:p text:style-name="P8"/>
      <text:p text:style-name="P3"/>
      <text:p text:style-name="P3"><text:soft-page-break/>제9조 (임원의 선임)</text:p>
      <text:p text:style-name="P3">① 이사장(또는 대표), 이사(또는 운영위원), 감사는 제17조의 방법에 의하여 총회에서 선출한다.</text:p>
      <text:p text:style-name="P3">② 임원의 보선은 결원이 발생한 날로부터 2개월 이내로 하여야 한다.</text:p>
      <text:p text:style-name="P3"/>
      <text:p text:style-name="P3">제10조 (임원의 해임) 임원이 다음 각호에 해당하는 행위를 한 때에는 총회의 의결로 해임할 수 있다.</text:p>
      <text:p text:style-name="P3">1. 이 단체(또는 법인)의 목적에 위배되는 행위</text:p>
      <text:p text:style-name="P1"><text:span text:style-name="T3">2. 임원간의 분쟁 · 회계부정 또는 현저한 부당행위</text:span></text:p>
      <text:p text:style-name="P3">3. 이 단체(또는 법인)의 업무를 방해하는 행위</text:p>
      <text:p text:style-name="P3"/>
      <text:p text:style-name="P3">제11조 (임원의 임기)</text:p>
      <text:p text:style-name="P1"><text:span text:style-name="T3">① 임원의 임기는 </text:span><text:span text:style-name="T8">3년</text:span><text:span text:style-name="T3">으로 하고 중임할 수 있다.</text:span></text:p>
      <text:p text:style-name="P3">② 보선에 의하여 선임된 임원의 임기는 전임자의 잔여기간으로 한다.</text:p>
      <text:p text:style-name="P3"/>
      <text:p text:style-name="P3">제12조 (임원의 직무)</text:p>
      <text:p text:style-name="P1"><text:span text:style-name="T3">① 이사장은 이 단체(또는 법인)를 대표하고 업무를 통할하며 총회 및 이사회(또는 공동대표단, 운영위원회)의 의장이 된다. 이사장 유고시에는 미리 이사회(또는 공동대표단, 운영위원회)가 정한 순으로 그 직무를 대행한다.</text:span></text:p>
      <text:p text:style-name="P1"><text:span text:style-name="T3">② 이사(또는 운영위원)는 이사회(또는 공동대표단, 운영위원회)를 통하여 이 단체(또는 법인)의 주요 사항을 심의, 의결하며 이사회(또는 공동대표단, 운영위원회) 또는 이사장(또는 대표)으로부터 위임받은 사항을 처리한다.</text:span></text:p>
      <text:p text:style-name="P3">③ 감사는 일반회계 및 운영에 대해 감사하며 부정 또는 부당한 점이 있을 경우 이사회에 시정을 요구하고 그 보고를 위하여 이사회(또는 대표단회의, 운영위원회) 또는 총회의 소집을 요구할 수 있다.</text:p>
      <text:p text:style-name="P3"/>
      <text:p text:style-name="P3"/>
      <text:p text:style-name="P5"><text:span text:style-name="T3">제3장 이사회(또는 운영위원회) 및 총회</text:span></text:p>
      <text:p text:style-name="P3"/>
      <text:p text:style-name="P3">제13조 (이사회의 구성)</text:p>
      <text:p text:style-name="P3">① 이사장(또는 대표)과 이사(또는 운영위원)로 구성한다.</text:p>
      <text:p text:style-name="P3">② 감사는 이사회(또는 대표)에 참석하여 발언할 수 있다.</text:p>
      <text:p text:style-name="P3"/>
      <text:p text:style-name="P3">제14조 (이사회의 소집)</text:p>
      <text:p text:style-name="P3">① 이사회(또는 대표단회의, 운영위원회)는 정기이사회(또는 대표단회의, 운영위원회) 및 임시이사회(또는 대표단회의, 운영위원회)로 구분하며 이사장(또는 대표)이 소집한다.</text:p>
      <text:p text:style-name="P1"><text:span text:style-name="T3">② 정기이사회(또는 대표단회의, 운영위원회)는 매월 1회 소집하며 임시이사회(또는 대표단회의, 운영위원회)는 이사장(또는 대표), 감사 또는 재적이사 1/3 이상의 서면 요청이 있을 때 소집한다.</text:span></text:p>
      <text:p text:style-name="P3"/>
      <text:p text:style-name="P3">제15조 (의결정족수) 이사회(또는 대표단회의, 운영위원회)는 재적이사 과반수의 출석으로 개의하고 출석이사 과반수의 찬성으로 의결한다.</text:p>
      <text:p text:style-name="P3"/>
      <text:p text:style-name="P3">제16조 (총회)</text:p>
      <text:p text:style-name="P3"><text:soft-page-break/>① 총회는 최고 의결기관으로 전 회원으로 구성하며 정기총회와 임시총회가 있고 이사장이 소집한다.</text:p>
      <text:p text:style-name="P1"><text:span text:style-name="T3">② 정기총회는 매년 1회 회계연도 종료 후 1개월 이내에 소집하며 임시총회는 이사장(또는 대표) 또는 감사 및 재적회원 1/3 이상의 서면 요정이 있을 때 소집한다.</text:span></text:p>
      <text:p text:style-name="P3">③ 이사장(또는 대표)은 총회의 안건, 일시, 장소 등을 명기하여 회일 7일전까지 서면 통지하여야 한다.</text:p>
      <text:p text:style-name="P3"/>
      <text:p text:style-name="P3">제17조 (의결정족수)</text:p>
      <text:p text:style-name="P3">① 재적 회원 과반수의 출석으로 개회되며 출석회원 과반수의 찬성으로 의결한다.</text:p>
      <text:p text:style-name="P3">② 총회 의결권은 참석하는 다른 회원에게 서면으로 위임할 수 있다. 이 경우 위임장은 총회전까지 의장에게 제출하여야 한다.</text:p>
      <text:p text:style-name="P3"/>
      <text:p text:style-name="P1"><text:span text:style-name="T3">제18조 (총회의 의결사항) 총회는 다음 사항을 심의, 의결한다.</text:span></text:p>
      <text:p text:style-name="P3">1. 임원의 선출과 해임</text:p>
      <text:p text:style-name="P3">2. 단체(또는 법인)의 해산 및 정관 변경에 관한 사항</text:p>
      <text:p text:style-name="P3">3. 기본재산의 취득, 처분 및 자금 차입에 관한 사항</text:p>
      <text:p text:style-name="P3">4. 예산 및 결산의 승인</text:p>
      <text:p text:style-name="P3">5. 사업계획의 승인</text:p>
      <text:p text:style-name="P3">6. 기타 중요사항</text:p>
      <text:p text:style-name="P3"/>
      <text:p text:style-name="P1"><text:span text:style-name="T3">제19조 (회의록) 이사회(또는 대표단회의, 운영위원회) 및 총회의 의사 진행 경과와 결과는 회의록으로 작성해야 하며 의장과 참여 임원이 기명 날인한다.</text:span></text:p>
      <text:p text:style-name="P3"/>
      <text:p text:style-name="P4">제4장 사무국 </text:p>
      <text:p text:style-name="P3"/>
      <text:p text:style-name="P3">제20조 (종사자의 구성 및 임면)</text:p>
      <text:p text:style-name="P3">① 이 단체의 업무를 효율적으로 집행하기 위하여 사무국을 두며 필요한 조직의 각 부서는 이사회 결의로 정한다.</text:p>
      <text:p text:style-name="P3">② 종사자의 임면에 관하여는 이사회(또는 대표단회의, 운영위원회) 결의로 별도의 인사규정을 두어 정한다.</text:p>
      <text:p text:style-name="P3"/>
      <text:p text:style-name="P3"/>
      <text:p text:style-name="P4">제5장 회계 및 재정</text:p>
      <text:p text:style-name="P3"/>
      <text:p text:style-name="P1"><text:span text:style-name="T3">제21조 (재산의 구분) 이 단체(또는 법인)의 재산은 기본재산과 보통재산으로 구분한다.</text:span></text:p>
      <text:p text:style-name="P3">1. 기본재산은 이 단체(또는 법인) 설립 당시 기본재산으로 출연한 재산과 이사회(또는 대표단회의, 운영위원회)에서 기본재산으로 편입할 것을 의결할 재산으로 한다.</text:p>
      <text:p text:style-name="P3">2. 보통재산은 그 이외의 재산으로 한다.</text:p>
      <text:p text:style-name="P3"/>
      <text:p text:style-name="P3">제22조 (수입금) 이 단체(또는 법인)의 수입금은 회원의 회비, 수익사업으로 취득한 수익금, 후원금 및 기타의 수입으로 한다.</text:p>
      <text:p text:style-name="P3"><text:soft-page-break/></text:p>
      <text:p text:style-name="P1"><text:span text:style-name="T3">제23조 (출자 및 융자) 이 단체(또는 법인)의 목적사업을 위해 총회 결의로 외부단체의 출자나 융자를 받을 수 있다.</text:span></text:p>
      <text:p text:style-name="P3"/>
      <text:p text:style-name="P3">제24조 (회계연도 및 보고)</text:p>
      <text:p text:style-name="P3">① 회계연도는 정부의 회계연도에 준한다.</text:p>
      <text:p text:style-name="P3">② 감사는 회계연도 종료 후 1개월 이내에 전년도 사업실적서 및 수지결산서를 작성하여 이사회(또는 대표단회의, 운영위원회) 의결을 거쳐 총회에 보고한다.</text:p>
      <text:p text:style-name="P3"/>
      <text:p text:style-name="P4">제6장 보칙</text:p>
      <text:p text:style-name="P3"/>
      <text:p text:style-name="P3">제25조 (정관변경) 이 단체(또는 법인)의 정관을 변경하고자 할 때에는 총회에서 재적회원 3분의 2 이상의 찬성으로 의결한다.</text:p>
      <text:p text:style-name="P3"/>
      <text:p text:style-name="P1"><text:span text:style-name="T3">제26조 (해산 및 합병) 이 단체(또는 법인)를 해산하거나 합병하고자 할 때에는 총회에서 재적회원 4분의 3 이상의 찬성으로 의결한다.</text:span></text:p>
      <text:p text:style-name="P3"/>
      <text:p text:style-name="P3">제27조 (잔여재산의 귀속) 이 단체(또는 법인)를 해산하는 경우 잔여재산은 다른 비영리단체 또는 공익적 기금에 기부한다.</text:p>
      <text:p text:style-name="P3"/>
      <text:p text:style-name="P3">제28조 (운영규정) 이 정관 규정 이외에 이 단체(또는 법인)의 운영에 필요한 사항은 이사회(또는 대표단회의, 운영위원회) 의결로 별도의 규정을 두어 정한다.</text:p>
      <text:p text:style-name="P3"/>
      <text:p text:style-name="P4">부칙</text:p>
      <text:p text:style-name="P3"/>
      <text:p text:style-name="P3">제1조 (시행일) 이 정관은 ○○○○부터 시행한다.</text:p>
      <text:p text:style-name="P3"/>
      <text:p text:style-name="P3"/>
      <text:p text:style-name="P3"/>
      <text:p text:style-name="P3"/>
      <text:p text:style-name="P5"><text:span text:style-name="T3">위 비영리단체(또는 법인) ○○○○를 설립하기 위하여 이 정관을 작성하고 </text:span></text:p>
      <text:p text:style-name="P4">설립자 전원이 이에 기명날인 한다.</text:p>
      <text:p text:style-name="P3"/>
      <text:p text:style-name="P3"/>
      <text:p text:style-name="P3"/>
      <text:p text:style-name="P4">년 <text:s text:c="4"/>월 <text:s text:c="4"/>일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#중명조" svg:font-family="#중명조" style:font-family-generic="roman"/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/>
    <style:font-face style:name="HCI Poppy" svg:font-family="'HCI Poppy'" style:font-family-generic="roman"/>
    <style:font-face style:name="HYGothic-Extra" svg:font-family="HYGothic-Extra, HY견고딕" style:font-family-generic="roman"/>
    <style:font-face style:name="HYGothic-Medium" svg:font-family="HYGothic-Medium, HY중고딕" style:font-family-generic="roman"/>
    <style:font-face style:name="HYSinMyeongJo-Medium" svg:font-family="HYSinMyeongJo-Medium, HY신명조" style:font-family-generic="roman"/>
    <style:font-face style:name="Liberation Sans" svg:font-family="'Liberation Sans'" style:font-family-generic="swiss" style:font-pitch="variable"/>
    <style:font-face style:name="Malgun Gothic" svg:font-family="'Malgun Gothic', '맑은 고딕'" style:font-family-generic="swiss" style:font-pitch="variable"/>
    <style:font-face style:name="Times New Roman" svg:font-family="'Times New Roman'" style:font-family-generic="roman" style:font-pitch="variable"/>
    <style:font-face style:name="宋?" svg:font-family="宋?" style:font-family-generic="roman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  <style:font-face style:name="산세리프" svg:font-family="산세리프" style:font-family-generic="roman"/>
    <style:font-face style:name="신명 신문명조" svg:font-family="'신명 신문명조'" style:font-family-generic="roman"/>
    <style:font-face style:name="신명 중고딕" svg:font-family="'신명 중고딕'" style:font-family-generic="roman"/>
    <style:font-face style:name="신명 태그래픽" svg:font-family="'신명 태그래픽'" style:font-family-generic="roman"/>
    <style:font-face style:name="휴먼명조" svg:font-family="휴먼명조, SimSu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loext:opacity="0%" style:font-name="바탕" fo:font-size="12pt" fo:language="en" fo:country="US" style:font-name-asian="맑은 고딕" style:font-size-asian="10.5pt" style:language-asian="ko" style:country-asian="KR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loext:opacity="0%" style:font-name="Malgun Gothic" fo:font-family="'Malgun Gothic', '맑은 고딕'" style:font-family-generic="swiss" style:font-pitch="variable" fo:font-size="11pt" fo:language="en" fo:country="US" style:font-name-asian="宋?" style:font-family-asian="宋?" style:font-family-generic-asian="roman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/>
    </style:style>
    <style:style style:name="Footer" style:family="paragraph" style:parent-style-name="Standard" style:class="extra">
      <style:paragraph-properties style:snap-to-layout-grid="false"/>
    </style:style>
    <style:style style:name="바탕글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본문" style:family="paragraph">
      <style:paragraph-properties fo:margin-left="0.617cm" fo:margin-right="0.617cm" fo:margin-top="0.148cm" fo:margin-bottom="0.148cm" style:contextual-spacing="false" fo:line-height="107%" fo:text-align="justify" style:justify-single-word="false" fo:orphans="0" fo:widows="0" fo:text-indent="0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etter-spacing="-0.009cm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 style:text-scale="95%"/>
    </style:style>
    <style:style style:name="개요_20_1" style:display-name="개요 1" style:family="paragraph">
      <style:paragraph-properties fo:margin-left="0.261cm" fo:margin-right="0cm" fo:line-height="103%" fo:text-align="justify" style:justify-single-word="false" fo:orphans="0" fo:widows="0" fo:text-indent="-0.261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개요_20_2" style:display-name="개요 2" style:family="paragraph">
      <style:paragraph-properties fo:margin-left="0.614cm" fo:margin-right="0cm" fo:line-height="103%" fo:text-align="justify" style:justify-single-word="false" fo:orphans="0" fo:widows="0" fo:text-indent="-0.261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개요_20_3" style:display-name="개요 3" style:family="paragraph">
      <style:paragraph-properties fo:margin-left="0.967cm" fo:margin-right="0cm" fo:line-height="103%" fo:text-align="justify" style:justify-single-word="false" fo:orphans="0" fo:widows="0" fo:text-indent="-0.261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개요_20_4" style:display-name="개요 4" style:family="paragraph">
      <style:paragraph-properties fo:margin-left="1.319cm" fo:margin-right="0cm" fo:line-height="103%" fo:text-align="justify" style:justify-single-word="false" fo:orphans="0" fo:widows="0" fo:text-indent="-0.261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개요_20_5" style:display-name="개요 5" style:family="paragraph">
      <style:paragraph-properties fo:margin-left="1.672cm" fo:margin-right="0cm" fo:line-height="103%" fo:text-align="justify" style:justify-single-word="false" fo:orphans="0" fo:widows="0" fo:text-indent="-0.261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개요_20_6" style:display-name="개요 6" style:family="paragraph">
      <style:paragraph-properties fo:margin-left="2.025cm" fo:margin-right="0cm" fo:line-height="103%" fo:text-align="justify" style:justify-single-word="false" fo:orphans="0" fo:widows="0" fo:text-indent="-0.261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개요_20_7" style:display-name="개요 7" style:family="paragraph">
      <style:paragraph-properties fo:margin-left="2.378cm" fo:margin-right="0cm" fo:line-height="103%" fo:text-align="justify" style:justify-single-word="false" fo:orphans="0" fo:widows="0" fo:text-indent="-0.261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쪽_20_번호" style:display-name="쪽 번호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HYGothic-Extra" fo:font-family="HYGothic-Extra, HY견고딕" style:font-family-generic="roman" fo:font-size="10pt" fo:language="en" fo:country="US" style:font-name-asian="HYGothic-Extra" style:font-family-asian="HYGothic-Extra, HY견고딕" style:font-family-generic-asian="roman" style:font-size-asian="10pt" style:language-asian="zh" style:country-asian="CN" style:font-name-complex="HYGothic-Extra" style:font-family-complex="HYGothic-Extra, HY견고딕" style:font-family-generic-complex="roman" style:font-size-complex="10pt" style:language-complex="ar" style:country-complex="SA"/>
    </style:style>
    <style:style style:name="머리말" style:family="paragraph">
      <style:paragraph-properties fo:margin-left="0cm" fo:margin-right="0.353cm" fo:text-align="end" style:justify-single-word="false" fo:orphans="0" fo:widows="0" fo:text-indent="0cm" style:auto-text-indent="false" style:text-autospace="none" style:snap-to-layout-grid="false" style:writing-mode="lr-tb">
        <style:tab-stops>
          <style:tab-stop style:position="1.411cm"/>
          <style:tab-stop style:position="2.84cm"/>
          <style:tab-stop style:position="4.251cm"/>
          <style:tab-stop style:position="5.68cm"/>
          <style:tab-stop style:position="7.108cm"/>
          <style:tab-stop style:position="8.52cm"/>
          <style:tab-stop style:position="9.948cm"/>
          <style:tab-stop style:position="11.377cm"/>
          <style:tab-stop style:position="12.788cm"/>
          <style:tab-stop style:position="14.217cm"/>
          <style:tab-stop style:position="15.646cm"/>
          <style:tab-stop style:position="18.486cm"/>
          <style:tab-stop style:position="19.897cm"/>
          <style:tab-stop style:position="21.325cm"/>
          <style:tab-stop style:position="22.754cm"/>
          <style:tab-stop style:position="24.165cm"/>
          <style:tab-stop style:position="25.594cm"/>
          <style:tab-stop style:position="27.023cm"/>
          <style:tab-stop style:position="28.434cm"/>
          <style:tab-stop style:position="29.863cm"/>
          <style:tab-stop style:position="31.291cm"/>
          <style:tab-stop style:position="32.703cm"/>
          <style:tab-stop style:position="34.131cm"/>
          <style:tab-stop style:position="35.56cm"/>
          <style:tab-stop style:position="36.971cm"/>
          <style:tab-stop style:position="38.4cm"/>
          <style:tab-stop style:position="39.811cm"/>
          <style:tab-stop style:position="41.24cm"/>
          <style:tab-stop style:position="42.668cm"/>
          <style:tab-stop style:position="44.08cm"/>
          <style:tab-stop style:position="45.508cm"/>
        </style:tab-stops>
      </style:paragraph-properties>
      <style:text-properties fo:color="#000000" loext:opacity="100%" style:font-name="HYGothic-Medium" fo:font-family="HYGothic-Medium, HY중고딕" style:font-family-generic="roman" fo:font-size="9pt" fo:language="en" fo:country="US" style:font-name-asian="HYGothic-Medium" style:font-family-asian="HYGothic-Medium, HY중고딕" style:font-family-generic-asian="roman" style:font-size-asian="9pt" style:language-asian="zh" style:country-asian="CN" style:font-name-complex="HYGothic-Medium" style:font-family-complex="HYGothic-Medium, HY중고딕" style:font-family-generic-complex="roman" style:font-size-complex="9pt" style:language-complex="ar" style:country-complex="SA"/>
    </style:style>
    <style:style style:name="Footnote" style:family="paragraph" style:class="extra">
      <style:paragraph-properties fo:margin-left="0.466cm" fo:margin-right="0cm" fo:text-align="justify" style:justify-single-word="false" fo:orphans="0" fo:widows="0" fo:text-indent="-0.466cm" style:auto-text-indent="false" style:text-autospace="none" style:snap-to-layout-grid="false" style:writing-mode="lr-tb"/>
      <style:text-properties fo:color="#000000" loext:opacity="100%" style:font-name="HYSinMyeongJo-Medium" fo:font-family="HYSinMyeongJo-Medium, HY신명조" style:font-family-generic="roman" fo:font-size="9pt" fo:language="en" fo:country="US" style:font-name-asian="HYSinMyeongJo-Medium" style:font-family-asian="HYSinMyeongJo-Medium, HY신명조" style:font-family-generic-asian="roman" style:font-size-asian="9pt" style:language-asian="zh" style:country-asian="CN" style:font-name-complex="HYSinMyeongJo-Medium" style:font-family-complex="HYSinMyeongJo-Medium, HY신명조" style:font-family-generic-complex="roman" style:font-size-complex="9pt" style:language-complex="ar" style:country-complex="SA"/>
    </style:style>
    <style:style style:name="그림캡션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HYGothic-Medium" fo:font-family="HYGothic-Medium, HY중고딕" style:font-family-generic="roman" fo:font-size="9pt" fo:language="en" fo:country="US" style:font-name-asian="HYGothic-Medium" style:font-family-asian="HYGothic-Medium, HY중고딕" style:font-family-generic-asian="roman" style:font-size-asian="9pt" style:language-asian="zh" style:country-asian="CN" style:font-name-complex="HYGothic-Medium" style:font-family-complex="HYGothic-Medium, HY중고딕" style:font-family-generic-complex="roman" style:font-size-complex="9pt" style:language-complex="ar" style:country-complex="SA"/>
    </style:style>
    <style:style style:name="표캡션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HYGothic-Medium" fo:font-family="HYGothic-Medium, HY중고딕" style:font-family-generic="roman" fo:font-size="9pt" fo:language="en" fo:country="US" style:font-name-asian="HYGothic-Medium" style:font-family-asian="HYGothic-Medium, HY중고딕" style:font-family-generic-asian="roman" style:font-size-asian="9pt" style:language-asian="zh" style:country-asian="CN" style:font-name-complex="HYGothic-Medium" style:font-family-complex="HYGothic-Medium, HY중고딕" style:font-family-generic-complex="roman" style:font-size-complex="9pt" style:language-complex="ar" style:country-complex="SA"/>
    </style:style>
    <style:style style:name="수식캡션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HYGothic-Medium" fo:font-family="HYGothic-Medium, HY중고딕" style:font-family-generic="roman" fo:font-size="9pt" fo:language="en" fo:country="US" style:font-name-asian="HYGothic-Medium" style:font-family-asian="HYGothic-Medium, HY중고딕" style:font-family-generic-asian="roman" style:font-size-asian="9pt" style:language-asian="zh" style:country-asian="CN" style:font-name-complex="HYGothic-Medium" style:font-family-complex="HYGothic-Medium, HY중고딕" style:font-family-generic-complex="roman" style:font-size-complex="9pt" style:language-complex="ar" style:country-complex="SA"/>
    </style:style>
    <style:style style:name="찾아보기" style:family="paragraph">
      <style:paragraph-properties fo:line-height="103%" fo:text-align="justify" style:justify-single-word="false" fo:orphans="0" fo:widows="0" style:text-autospace="none" style:snap-to-layout-grid="false" style:writing-mode="lr-tb">
        <style:tab-stops>
          <style:tab-stop style:position="0.564cm"/>
          <style:tab-stop style:position="6.562cm"/>
        </style:tab-stops>
      </style:paragraph-properties>
      <style:text-properties fo:color="#000000" loext:opacity="100%" style:font-name="HYSinMyeongJo-Medium" fo:font-family="HYSinMyeongJo-Medium, HY신명조" style:font-family-generic="roman" fo:font-size="9pt" fo:language="en" fo:country="US" style:font-name-asian="HYSinMyeongJo-Medium" style:font-family-asian="HYSinMyeongJo-Medium, HY신명조" style:font-family-generic-asian="roman" style:font-size-asian="9pt" style:language-asian="zh" style:country-asian="CN" style:font-name-complex="HYSinMyeongJo-Medium" style:font-family-complex="HYSinMyeongJo-Medium, HY신명조" style:font-family-generic-complex="roman" style:font-size-complex="9pt" style:language-complex="ar" style:country-complex="SA"/>
    </style:style>
    <style:style style:name="_25c7__28_16급고딕_29_" style:display-name="◇(16급고딕)" style:family="paragraph">
      <style:paragraph-properties fo:margin-left="0.353cm" fo:margin-right="0cm" fo:margin-top="0.358cm" fo:margin-bottom="0cm" style:contextual-spacing="false" fo:line-height="0.716cm" fo:text-align="justify" style:justify-single-word="false" fo:orphans="0" fo:widows="0" fo:text-indent="0cm" style:auto-text-indent="false" style:text-autospace="none" style:snap-to-layout-grid="false" style:writing-mode="lr-tb"/>
      <style:text-properties fo:color="#000000" loext:opacity="100%" style:font-name="신명 중고딕" fo:font-family="'신명 중고딕'" style:font-family-generic="roman" fo:font-size="11pt" fo:language="en" fo:country="US" style:font-name-asian="신명 중고딕" style:font-family-asian="'신명 중고딕'" style:font-family-generic-asian="roman" style:font-size-asian="11pt" style:language-asian="zh" style:country-asian="CN" style:font-name-complex="신명 중고딕" style:font-family-complex="'신명 중고딕'" style:font-family-generic-complex="roman" style:font-size-complex="11pt" style:language-complex="ar" style:country-complex="SA"/>
    </style:style>
    <style:style style:name="선그리기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산세리프" fo:font-family="산세리프" style:font-family-generic="roman" fo:font-size="10pt" fo:language="en" fo:country="US" style:font-name-asian="HYSinMyeongJo-Medium" style:font-family-asian="HYSinMyeongJo-Medium, HY신명조" style:font-family-generic-asian="roman" style:font-size-asian="10pt" style:language-asian="zh" style:country-asian="CN" style:font-name-complex="HYSinMyeongJo-Medium" style:font-family-complex="HYSinMyeongJo-Medium, HY신명조" style:font-family-generic-complex="roman" style:font-size-complex="10pt" style:language-complex="ar" style:country-complex="SA"/>
    </style:style>
    <style:style style:name="머리말_28_중고딕9_29_" style:display-name="머리말(중고딕9)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HYGothic-Medium" fo:font-family="HYGothic-Medium, HY중고딕" style:font-family-generic="roman" fo:font-size="9pt" fo:language="en" fo:country="US" style:font-name-asian="HYGothic-Medium" style:font-family-asian="HYGothic-Medium, HY중고딕" style:font-family-generic-asian="roman" style:font-size-asian="9pt" style:language-asian="zh" style:country-asian="CN" style:font-name-complex="HYGothic-Medium" style:font-family-complex="HYGothic-Medium, HY중고딕" style:font-family-generic-complex="roman" style:font-size-complex="9pt" style:language-complex="ar" style:country-complex="SA"/>
    </style:style>
    <style:style style:name="큰제목" style:family="paragraph">
      <style:paragraph-properties fo:margin-top="0.249cm" fo:margin-bottom="0cm" style:contextual-spacing="false" fo:line-height="130%" fo:text-align="center" style:justify-single-word="false" fo:orphans="0" fo:widows="0" style:text-autospace="none" style:snap-to-layout-grid="false" style:writing-mode="lr-tb"/>
      <style:text-properties fo:color="#000000" loext:opacity="100%" style:font-name="HCI Poppy" fo:font-family="'HCI Poppy'" style:font-family-generic="roman" fo:font-size="17pt" fo:language="en" fo:country="US" fo:font-weight="bold" style:font-name-asian="휴먼명조" style:font-family-asian="휴먼명조, SimSun" style:font-family-generic-asian="roman" style:font-size-asian="17pt" style:language-asian="zh" style:country-asian="CN" style:font-weight-asian="bold" style:font-name-complex="휴먼명조" style:font-family-complex="휴먼명조, SimSun" style:font-family-generic-complex="roman" style:font-size-complex="17pt" style:language-complex="ar" style:country-complex="SA" style:font-weight-complex="bold"/>
    </style:style>
    <style:style style:name="바탕글다시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신명 신문명조" fo:font-family="'신명 신문명조'" style:font-family-generic="roman" fo:font-size="11pt" fo:language="en" fo:country="US" style:font-name-asian="신명 신문명조" style:font-family-asian="'신명 신문명조'" style:font-family-generic-asian="roman" style:font-size-asian="11pt" style:language-asian="zh" style:country-asian="CN" style:font-name-complex="신명 신문명조" style:font-family-complex="'신명 신문명조'" style:font-family-generic-complex="roman" style:font-size-complex="11pt" style:language-complex="ar" style:country-complex="SA" style:text-scale="90%"/>
    </style:style>
    <style:style style:name="법령기본스타일" style:family="paragraph">
      <style:paragraph-properties fo:line-height="103%" fo:text-align="justify" style:justify-single-word="false" fo:orphans="0" fo:widows="0" style:text-autospace="none" style:writing-mode="lr-tb"/>
      <style:text-properties fo:color="#000000" loext:opacity="100%" style:font-name="HYSinMyeongJo-Medium" fo:font-family="HYSinMyeongJo-Medium, HY신명조" style:font-family-generic="roman" fo:font-size="14pt" fo:language="en" fo:country="US" style:font-name-asian="HYSinMyeongJo-Medium" style:font-family-asian="HYSinMyeongJo-Medium, HY신명조" style:font-family-generic-asian="roman" style:font-size-asian="14pt" style:language-asian="zh" style:country-asian="CN" style:font-name-complex="HYSinMyeongJo-Medium" style:font-family-complex="HYSinMyeongJo-Medium, HY신명조" style:font-family-generic-complex="roman" style:font-size-complex="14pt" style:language-complex="ar" style:country-complex="SA"/>
    </style:style>
    <style:style style:name="조" style:family="paragraph">
      <style:paragraph-properties fo:margin-left="0.494cm" fo:margin-right="0cm" fo:line-height="103%" fo:text-align="justify" style:justify-single-word="false" fo:orphans="0" fo:widows="0" fo:text-indent="-0.494cm" style:auto-text-indent="false" style:text-autospace="none" style:writing-mode="lr-tb"/>
      <style:text-properties fo:color="#000000" loext:opacity="100%" style:font-name="HYSinMyeongJo-Medium" fo:font-family="HYSinMyeongJo-Medium, HY신명조" style:font-family-generic="roman" fo:font-size="14pt" fo:language="en" fo:country="US" style:font-name-asian="HYSinMyeongJo-Medium" style:font-family-asian="HYSinMyeongJo-Medium, HY신명조" style:font-family-generic-asian="roman" style:font-size-asian="14pt" style:language-asian="zh" style:country-asian="CN" style:font-name-complex="HYSinMyeongJo-Medium" style:font-family-complex="HYSinMyeongJo-Medium, HY신명조" style:font-family-generic-complex="roman" style:font-size-complex="14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class="extra">
      <style:paragraph-properties fo:margin-left="0cm" fo:margin-right="0cm" fo:margin-top="0.499cm" fo:margin-bottom="0.199cm" style:contextual-spacing="false" fo:line-height="130%" fo:text-align="center" style:justify-single-word="false" fo:orphans="0" fo:widows="0" fo:text-indent="0.353cm" style:auto-text-indent="false" style:text-autospace="none" style:snap-to-layout-grid="false" style:writing-mode="lr-tb"/>
      <style:text-properties fo:color="#000000" loext:opacity="100%" style:font-name="신명 태그래픽" fo:font-family="'신명 태그래픽'" style:font-family-generic="roman" fo:font-size="11pt" fo:language="en" fo:country="US" style:font-name-asian="신명 태그래픽" style:font-family-asian="'신명 태그래픽'" style:font-family-generic-asian="roman" style:font-size-asian="11pt" style:language-asian="zh" style:country-asian="CN" style:font-name-complex="신명 태그래픽" style:font-family-complex="'신명 태그래픽'" style:font-family-generic-complex="roman" style:font-size-complex="11pt" style:language-complex="ar" style:country-complex="SA"/>
    </style:style>
    <style:style style:name="서식" style:family="paragraph">
      <style:paragraph-properties fo:line-height="103%" fo:text-align="justify" style:justify-single-word="false" fo:orphans="0" fo:widows="0" style:text-autospace="none" style:snap-to-layout-grid="false" style:writing-mode="lr-tb"/>
      <style:text-properties fo:color="#000000" loext:opacity="100%" style:font-name="#중명조" fo:font-family="#중명조" style:font-family-generic="roman" fo:font-size="11pt" fo:language="en" fo:country="US" style:font-name-asian="#중명조" style:font-family-asian="#중명조" style:font-family-generic-asian="roman" style:font-size-asian="11pt" style:language-asian="zh" style:country-asian="CN" style:font-name-complex="#중명조" style:font-family-complex="#중명조" style:font-family-generic-complex="roman" style:font-size-complex="11pt" style:language-complex="ar" style:country-complex="SA"/>
    </style:style>
    <style:style style:name="본문1" style:family="paragraph">
      <style:paragraph-properties fo:margin-left="0cm" fo:margin-right="0cm" fo:line-height="130%" fo:text-align="justify" style:justify-single-word="false" fo:orphans="0" fo:widows="0" fo:text-indent="0.353cm" style:auto-text-indent="false" style:text-autospace="none" style:snap-to-layout-grid="false" style:writing-mode="lr-tb"/>
      <style:text-properties fo:color="#000000" loext:opacity="100%" style:font-name="#중명조" fo:font-family="#중명조" style:font-family-generic="roman" fo:font-size="12pt" fo:letter-spacing="-0.005cm" fo:language="en" fo:country="US" style:font-name-asian="#중명조" style:font-family-asian="#중명조" style:font-family-generic-asian="roman" style:font-size-asian="12pt" style:language-asian="zh" style:country-asian="CN" style:font-name-complex="#중명조" style:font-family-complex="#중명조" style:font-family-generic-complex="roman" style:font-size-complex="12pt" style:language-complex="ar" style:country-complex="SA" style:text-scale="95%"/>
    </style:style>
    <style:style style:name="WW8Num1z0" style:family="text"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∙">
        <style:list-level-properties text:list-level-position-and-space-mode="label-alignment">
          <style:list-level-label-alignment text:label-followed-by="space"/>
        </style:list-level-properties>
        <style:text-properties style:font-name="Arial Unicode MS"/>
      </text:list-level-style-bullet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z1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2z3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2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2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2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등록업무처리지침</dc:title>
    <meta:keyword/>
    <dc:description>





</dc:description>
    <meta:creation-date>2022-01-11T23:37:00</meta:creation-date>
    <dc:creator>cloudconvert_3</dc:creator>
    <dc:date>2022-01-11T23:37:00</dc:date>
    <meta:editing-cycles>2</meta:editing-cycles>
    <meta:document-statistic meta:table-count="0" meta:image-count="0" meta:object-count="0" meta:page-count="4" meta:paragraph-count="84" meta:word-count="2784" meta:character-count="3616" meta:non-whitespace-character-count="2841"/>
    <meta:generator>LibreOffice/7.2.5.2$Windows_X86_64 LibreOffice_project/499f9727c189e6ef3471021d6132d4c694f357e5</meta:generator>
  </office:meta>
</office:document-meta>
</file>